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fbc9" officeooo:paragraph-rsid="0000fbc9"/>
    </style:style>
    <style:style style:name="P2" style:family="paragraph" style:parent-style-name="Standard">
      <style:text-properties officeooo:rsid="000257f3" officeooo:paragraph-rsid="000257f3"/>
    </style:style>
    <style:style style:name="P3" style:family="paragraph" style:parent-style-name="Standard">
      <style:text-properties officeooo:rsid="0003b3f2" officeooo:paragraph-rsid="0003b3f2"/>
    </style:style>
    <style:style style:name="P4" style:family="paragraph" style:parent-style-name="Standard">
      <style:text-properties officeooo:paragraph-rsid="0005a3d8"/>
    </style:style>
    <style:style style:name="P5" style:family="paragraph" style:parent-style-name="Standard">
      <style:text-properties fo:font-size="14pt" officeooo:rsid="0005a3d8" officeooo:paragraph-rsid="0003b3f2" style:font-size-asian="14pt" style:font-size-complex="14pt"/>
    </style:style>
    <style:style style:name="T1" style:family="text">
      <style:text-properties officeooo:rsid="0003b3f2"/>
    </style:style>
    <style:style style:name="T2" style:family="text">
      <style:text-properties officeooo:rsid="0006a2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n la carpeta tema claro esta: el scss y el css asociado al tema claro. Y en la carpeta tema oscuro esta: el scss y el css asociado al tema oscuro.</text:p>
      <text:p text:style-name="P5"/>
      <text:p text:style-name="P5">El cambio de un tema a otro se produce debido al valor del la variable tema_oscuro, si el valor es true en una estructura condicional if anidada dentro del container se incluye el mixin oscuro que contiene los cambios necesarios para hacer el tema oscuro.</text:p>
      <text:p text:style-name="P5"/>
      <text:p text:style-name="P5">El tema claro es el tema por defecto, ya que por defecto el color de fondo es blanco y el de la letra negro.</text:p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05-05T20:06:23.353000000</dc:date>
    <meta:editing-duration>PT14M17S</meta:editing-duration>
    <meta:editing-cycles>6</meta:editing-cycles>
    <meta:document-statistic meta:table-count="0" meta:image-count="0" meta:object-count="0" meta:page-count="1" meta:paragraph-count="3" meta:word-count="100" meta:character-count="510" meta:non-whitespace-character-count="413"/>
  </office:meta>
</office:document-meta>
</file>